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5000003392AF78C5B37BC1D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8.75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5.964cm" svg:height="12.712cm" draw:z-index="0"><draw:image xlink:href="Pictures/1000000000000695000003392AF78C5B37BC1D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9:53:53.035000000</meta:creation-date>
    <dc:title>portrait-dae</dc:title>
    <meta:editing-duration>PT5M45S</meta:editing-duration>
    <meta:editing-cycles>2</meta:editing-cycles>
    <meta:generator>LibreOffice/7.1.6.2$Windows_X86_64 LibreOffice_project/0e133318fcee89abacd6a7d077e292f1145735c3</meta:generator>
    <dc:date>2021-10-12T19:59:37.594000000</dc:date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portrait-dae" xlink:href="../../../../Users/DougElliott/AppData/Roaming/LibreOffice/4/user/template/portrait-dae.ott" meta:date="2021-10-12T19:53:52.487000000"/>
  </office:meta>
</office:document-meta>
</file>